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944e" officeooo:paragraph-rsid="000b944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0b94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13d6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40658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40c97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1078f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40658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d6c6" officeooo:paragraph-rsid="0014763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4739" officeooo:paragraph-rsid="001e473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7c5d" officeooo:paragraph-rsid="00247c5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5bf32" officeooo:paragraph-rsid="0025bf3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fac99" officeooo:paragraph-rsid="0040c97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6846f" officeooo:paragraph-rsid="0026846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6ac5e" officeooo:paragraph-rsid="0026ac5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9039d" officeooo:paragraph-rsid="0029039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9039d" officeooo:paragraph-rsid="003298e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94e7d" officeooo:paragraph-rsid="00294e7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9ee80" officeooo:paragraph-rsid="002e4dc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e4dc8" officeooo:paragraph-rsid="002e4dc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38c58" officeooo:paragraph-rsid="00338c5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68dcb" officeooo:paragraph-rsid="00368dc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ab5a4" officeooo:paragraph-rsid="003ab5a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9a3a0" officeooo:paragraph-rsid="0040658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b7b6c" officeooo:paragraph-rsid="0040c97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0c97c" officeooo:paragraph-rsid="0040c97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d0fa7" officeooo:paragraph-rsid="001d0f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2c4bb" officeooo:paragraph-rsid="0042c4b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4fdb8" officeooo:paragraph-rsid="0045d14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3pt" fo:font-weight="normal" officeooo:rsid="000b944e" officeooo:paragraph-rsid="000b944e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9a3a0" officeooo:paragraph-rsid="0040658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fac99" officeooo:paragraph-rsid="0040c97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fac99" officeooo:paragraph-rsid="001fac9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0c97c" officeooo:paragraph-rsid="0040c97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7d9c7" officeooo:paragraph-rsid="0040c97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6ac5e" officeooo:paragraph-rsid="0047c3b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7a979" officeooo:paragraph-rsid="0047c3b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7c3b0" officeooo:paragraph-rsid="0047c3b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9955f" officeooo:paragraph-rsid="0049955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49955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paragraph-rsid="0049955f"/>
    </style:style>
    <style:style style:name="T1" style:family="text">
      <style:text-properties officeooo:rsid="0014763d"/>
    </style:style>
    <style:style style:name="T2" style:family="text">
      <style:text-properties officeooo:rsid="0014b09d"/>
    </style:style>
    <style:style style:name="T3" style:family="text">
      <style:text-properties fo:font-size="12pt" fo:font-weight="normal" officeooo:rsid="0017d9c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40c97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4b09d" style:font-size-asian="10.5pt" style:font-weight-asian="normal" style:font-size-complex="12pt" style:font-weight-complex="normal"/>
    </style:style>
    <style:style style:name="T6" style:family="text">
      <style:text-properties officeooo:rsid="001fac99"/>
    </style:style>
    <style:style style:name="T7" style:family="text">
      <style:text-properties officeooo:rsid="002e4dc8"/>
    </style:style>
    <style:style style:name="T8" style:family="text">
      <style:text-properties officeooo:rsid="0038be4d"/>
    </style:style>
    <style:style style:name="T9" style:family="text">
      <style:text-properties officeooo:rsid="0040658b"/>
    </style:style>
    <style:style style:name="T10" style:family="text">
      <style:text-properties officeooo:rsid="0019a3a0"/>
    </style:style>
    <style:style style:name="T11" style:family="text">
      <style:text-properties officeooo:rsid="003ab5a4"/>
    </style:style>
    <style:style style:name="T12" style:family="text">
      <style:text-properties officeooo:rsid="001b7b6c"/>
    </style:style>
    <style:style style:name="T13" style:family="text">
      <style:text-properties officeooo:rsid="0040c97c"/>
    </style:style>
    <style:style style:name="T14" style:family="text">
      <style:text-properties officeooo:rsid="0045d14d"/>
    </style:style>
    <style:style style:name="T15" style:family="text">
      <style:text-properties officeooo:rsid="004995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r Android 7.1 para Raspberry Pi 3</text:p>
      <text:p text:style-name="P1"/>
      <text:p text:style-name="P29"><text:a xlink:type="simple" xlink:href="https://github.com/peyo-hd/device_brcm_rpi3" text:style-name="Internet_20_link" text:visited-style-name="Visited_20_Internet_20_Link">https://github.com/peyo-hd/device_brcm_rpi3</text:a></text:p>
      <text:p text:style-name="P29"/>
      <text:h text:style-name="Heading_20_3" text:outline-level="3"># Descargamos todas las librerias paquetes y dependecias necesarias:</text:h>
      <text:p text:style-name="P23">$ sudo apt-get install git-core gnupg flex bison gperf build-essential \</text:p>
      <text:p text:style-name="P23"><text:s text:c="2"/>zip curl zlib1g-dev gcc-multilib g++-multilib libc6-dev-i386 \</text:p>
      <text:p text:style-name="P23"><text:s text:c="2"/>lib32ncurses5-dev x11proto-core-dev libx11-dev lib32z-dev ccache \</text:p>
      <text:p text:style-name="P5"><text:span text:style-name="T10"><text:s text:c="2"/>libgl1-mesa-dev libxml2-utils xsltproc unzip </text:span>phablet-tools python-mako <text:span text:style-name="T12">gcc-arm-linux-gnueabihf </text:span></text:p>
      <text:p text:style-name="P4"/>
      <text:h text:style-name="Heading_20_3" text:outline-level="3"><text:span text:style-name="T9"># Creamos la carpeta de trabajo y descargamos el tree de android 7.1 para la Raspberry Pi 3 </text:span><text:line-break/> </text:h>
      <text:p text:style-name="P39"><text:span text:style-name="T9">$ mkdir RaspAndroid</text:span></text:p>
      <text:p text:style-name="P2"><text:s/><text:span text:style-name="T9">$ cd RaspAndroid</text:span></text:p>
      <text:p text:style-name="P2"><text:s/>$ repo init -u https://android.googlesource.com/platform/manifest -b android-7.1.1_r6</text:p>
      <text:p text:style-name="P2"><text:s/>$ cd .repo</text:p>
      <text:p text:style-name="P2"><text:s/>$ git clone https://github.com/peyo-hd/local_manifests -b nougat</text:p>
      <text:p text:style-name="P2"><text:s/>$ repo sync</text:p>
      <text:p text:style-name="P2"/>
      <text:p text:style-name="P2"/>
      <text:h text:style-name="Heading_20_3" text:outline-level="3"># Estabelcemos la configuracion necesaria para nuestro proyecto</text:h>
      <text:p text:style-name="P7"><text:s/></text:p>
      <text:p text:style-name="P7">$ cd ./kernel/rpi</text:p>
      <text:p text:style-name="P6"><text:s/>$ ARCH=arm scripts/kconfig/merge_config.sh arch/arm/configs/bcm2709_defconfig android/configs/android-base.cfg android/configs/android-recommended.cfg</text:p>
      <text:p text:style-name="P6"/>
      <text:p text:style-name="P24">#Asegurarse que CONFIG_CPUSETS=y, CONFIG_PREEMPT=y #CONFIG_CC_STACKPROTECTOR_STRONG=n ,<text:span text:style-name="T11"> CONFIG_DEVKMEM = y en # RaspAndroid/kernel/rpi3/.config</text:span></text:p>
      <text:p text:style-name="P24"/>
      <text:h text:style-name="Heading_20_3" text:outline-level="3"><text:span text:style-name="T14"># </text:span>Para que los CPUSET estén realmente activos debemos añadir en el fichero cmdline.txt la siguiente línea:</text:h>
      <text:p text:style-name="P28"/>
      <text:p text:style-name="P28">cgroup_enable=cpuset</text:p>
      <text:p text:style-name="P24"/>
      <text:h text:style-name="Heading_20_3" text:outline-level="3"><text:span text:style-name="T13"># RaspAndroid</text:span>/prebuilts/sdk/tools/jack-admin on line 454 the startup command <text:span text:style-name="T13">añadimos.</text:span></text:h>
      <text:p text:style-name="P12"/>
      <text:p text:style-name="P12">“-Xmx6G“</text:p>
      <text:p text:style-name="P24"/>
      <text:h text:style-name="Heading_20_3" text:outline-level="3">#Ademas ejecutamos la siguiente variable de entorno</text:h>
      <text:p text:style-name="P25"/>
      <text:p text:style-name="P24"><text:span text:style-name="Source_20_Text">export ANDROID_JACK_VM_ARGS="-Xmx</text:span><text:span text:style-name="Source_20_Text"><text:span text:style-name="T13">6</text:span></text:span><text:span text:style-name="Source_20_Text">g -Dfile.encoding=UTF-8 -XX:</text:span><text:soft-page-break/><text:span text:style-name="Source_20_Text">+TieredCompilation"</text:span><text:line-break/></text:p>
      <text:h text:style-name="Heading_20_3" text:outline-level="3"># Compilamos todo</text:h>
      <text:p text:style-name="P25"/>
      <text:p text:style-name="P8"><text:s/>$ ARCH=arm CROSS_COMPILE=arm-linux-gnueabihf- make zImage<text:line-break/> <text:span text:style-name="T1">$ ARCH=arm CROSS_COMPILE=arm-linux-gnueabihf- make dtbs </text:span></text:p>
      <text:p text:style-name="P34"><text:s/></text:p>
      <text:h text:style-name="Heading_20_3" text:outline-level="3"># <text:span text:style-name="T15">Creamos la imagen de android 7.1</text:span></text:h>
      <text:p text:style-name="P40"><text:span text:style-name="T5"><text:line-break/> $ source build/envsetup.sh; </text:span></text:p>
      <text:p text:style-name="P25"><text:s/>$ lunch rpi3-eng;</text:p>
      <text:p text:style-name="P27"># En caso de tener mas de 2 cores, hacer -jX donde X es el numero de cores disponibles</text:p>
      <text:p text:style-name="P25"><text:s/>$ make -j2</text:p>
      <text:p text:style-name="P3"/>
      <text:p text:style-name="P3"/>
      <text:p text:style-name="P10">Patch para el Settings Crash <text:a xlink:type="simple" xlink:href="https://github.com/android-rpi/device_brcm_rpi3/wiki/Runtime-Errors#settings-crash" text:style-name="Internet_20_link" text:visited-style-name="Visited_20_Internet_20_Link">https://github.com/android-rpi/device_brcm_rpi3/wiki/Runtime-Errors#settings-crash</text:a></text:p>
      <text:p text:style-name="P2"/>
      <text:p text:style-name="P11">¿¿Añadir una apk precompilada a la ROM?? <text:a xlink:type="simple" xlink:href="http://blog.linderdaum.com/2013/12/26/embedding-precompiled-apk-into-android-rom/" text:style-name="Internet_20_link" text:visited-style-name="Visited_20_Internet_20_Link">http://blog.linderdaum.com/2013/12/26/embedding-precompiled-apk-into-android-rom/</text:a></text:p>
      <text:p text:style-name="P11"/>
      <text:p text:style-name="P2"/>
      <text:p text:style-name="P2">Tutorial en vídeo: <text:a xlink:type="simple" xlink:href="https://www.youtube.com/watch?v=xIR6lYmF1UM" text:style-name="Internet_20_link" text:visited-style-name="Visited_20_Internet_20_Link">https://www.youtube.com/watch?v=xIR6lYmF1UM</text:a></text:p>
      <text:p text:style-name="P2"/>
      <text:p text:style-name="P2"/>
      <text:p text:style-name="P26">Problemas: <text:a xlink:type="simple" xlink:href="https://android.googlesource.com/platform/prebuilts/sdk/+/master/tools/README-jack-server.md#If-you-experience-Jack-compilations-failing-on" text:style-name="Internet_20_link" text:visited-style-name="Visited_20_Internet_20_Link">https://android.googlesource.com/platform/prebuilts/sdk/+/master/tools/README-jack-server.md#If-you-experience-Jack-compilations-failing-on</text:a></text:p>
      <text:p text:style-name="P9">Solución rápida <text:span text:style-name="T6">(que funciona)</text:span>:</text:p>
      <text:p text:style-name="P12"><text:s/></text:p>
      <text:h text:style-name="Heading_20_3" text:outline-level="3"># Preparamos la tarjeta microSD de manera que hacemos lo siguiente con Gparted:</text:h>
      <text:p text:style-name="P37"/>
      <text:p text:style-name="P37">1- Elminiamos cualquier partición y dejamos la tarjeta vacia.</text:p>
      <text:p text:style-name="P37">2- Creamos 4 particiones, 3 de 512MB y 1 del tamaño restanto, siendo los formatos fat16 la primera particion y ext4 el resto, y los nombres boot, system, cache, userdata respectivamente.</text:p>
      <text:p text:style-name="P37"/>
      <text:p text:style-name="P37">3- Aplicamos los cambios anteriores y tan solo falta añadir a la particion boot la opcion de boot.</text:p>
      <text:p text:style-name="P32"/>
      <text:p text:style-name="P32"/>
      <text:h text:style-name="Heading_20_3" text:outline-level="3"># Comandos para crear la imagen en la SD:</text:h>
      <text:p text:style-name="P38"/>
      <text:p text:style-name="P37">cd ~/RaspAndroid</text:p>
      <text:p text:style-name="P13">sudo dd if=out/target/product/rpi3/system.img of=/dev/sdb2 bs=1M</text:p>
      <text:p text:style-name="P14">mkdir temp</text:p>
      <text:p text:style-name="P35">sudo mount /dev/sdb1 temp/<text:line-break/>sudo cp device/brcm/rpi3/boot/* temp</text:p>
      <text:p text:style-name="P36">sudo cp kernel/rpi/arch/arm/boot/zImage ./temp/</text:p>
      <text:p text:style-name="P36">sudo cp kernel/rpi/arch/arm/boot/dts/bcm2710-rpi-3-b.dtb ./temp/</text:p>
      <text:p text:style-name="P36"><text:soft-page-break/>sudo cp out/target/product/rpi3/ramdisk.img ./temp/</text:p>
      <text:p text:style-name="P15"><text:span text:style-name="T8">sudo </text:span>mkdir temp/overlays</text:p>
      <text:p text:style-name="P16">sudo cp kernel/rpi/arch/arm/boot/dts/overlays/vc4-kms-v3d.dtbo temp/overlays/</text:p>
      <text:p text:style-name="P15"/>
      <text:p text:style-name="P17">Hwaddr b8:27:eb:89:9f:0e</text:p>
      <text:p text:style-name="P17"/>
      <text:p text:style-name="P18">Para que en el despacho la rpi3 se pueda utilizar a través del adb tiene que tener una ip fija, por ello hay que utilizar un DHCP. <text:line-break/><text:span text:style-name="T7">En el fichero /etc/dhcp/dhcpd.conf hay que añadir las siguientes líneas:</text:span></text:p>
      <text:p text:style-name="P18"/>
      <text:p text:style-name="P19">subnet 193.144.198.0 netmask 255.255.255.0 {</text:p>
      <text:p text:style-name="P19"/>
      <text:p text:style-name="P19"><text:tab/>host android-metroPCS {</text:p>
      <text:p text:style-name="P19"><text:tab/><text:tab/>hardware ethernet b8:27:eb:89:9f:0e;</text:p>
      <text:p text:style-name="P19"><text:tab/><text:tab/>fixed-address 193.144.198.187;</text:p>
      <text:p text:style-name="P19"><text:tab/><text:tab/>#option domain-name-servers 193.144.193.22, 193.144.193.11;</text:p>
      <text:p text:style-name="P19"><text:tab/><text:tab/>#option routers 193.144.198.1;</text:p>
      <text:p text:style-name="P19"><text:tab/>}</text:p>
      <text:p text:style-name="P19">}</text:p>
      <text:p text:style-name="P19"/>
      <text:p text:style-name="P20"><text:a xlink:type="simple" xlink:href="http://www.nacad.ufrj.br/online/sgi/admin/007-4413-015/sgi_html/ch02.html" text:style-name="Internet_20_link" text:visited-style-name="Visited_20_Internet_20_Link">http://www.nacad.ufrj.br/online/sgi/admin/007-4413-015/sgi_html/ch02.html</text:a></text:p>
      <text:p text:style-name="P20"/>
      <text:p text:style-name="P28"/>
      <text:p text:style-name="P21">Tambien podemos modificar el fichero init.rc que se encuentra en system/core/rootdir para automatizar la creación de los grupos de cpuset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1:09:20.085727529</meta:creation-date>
    <dc:date>2018-02-13T12:09:02.905138138</dc:date>
    <meta:editing-duration>P2DT19H1M24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429" meta:character-count="3827" meta:non-whitespace-character-count="3421"/>
  </office:meta>
</office:document-meta>
</file>